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8" style:family="table-cell" style:parent-style-name="Default">
      <style:table-cell-properties fo:border-bottom="1.5pt solid #000000" style:text-align-source="fix" style:repeat-content="false" fo:border-left="none" fo:border-right="none" fo:border-top="none"/>
      <style:paragraph-properties fo:text-align="center" fo:margin-left="0in"/>
    </style:style>
    <style:style style:name="ce2" style:family="table-cell" style:parent-style-name="Default">
      <style:table-cell-properties fo:border-bottom="1.5pt solid #000000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1.5pt solid #000000" fo:border-left="0.74pt solid #000000" fo:border-right="none" fo:border-top="none"/>
    </style:style>
    <style:style style:name="ce6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7" style:family="table-cell" style:parent-style-name="Default">
      <style:table-cell-properties fo:border-bottom="none" fo:border-left="0.74pt solid #000000" fo:border-right="none" fo:border-top="0.74pt solid #000000"/>
    </style:style>
    <style:style style:name="ce15" style:family="table-cell" style:parent-style-name="Default" style:data-style-name="N11">
      <style:table-cell-properties fo:border-bottom="0.74pt solid #000000" fo:border-left="0.74pt solid #000000" fo:border-right="none" fo:border-top="0.74pt solid #000000"/>
    </style:style>
    <style:style style:name="ce16" style:family="table-cell" style:parent-style-name="Default" style:data-style-name="N11">
      <style:table-cell-properties fo:border-bottom="none" fo:border-left="0.74pt solid #000000" fo:border-right="none" fo:border-top="0.74pt solid #000000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perf" table:style-name="ta1">
        <table:shapes>
          <draw:frame draw:z-index="0" draw:style-name="gr1" draw:text-style-name="P1" svg:width="6.2465in" svg:height="3.4315in" svg:x="6.5008in" svg:y="0.1067in">
            <draw:object draw:notify-on-update-of-ranges="perf.B2:perf.B2 perf.B3:perf.B17 perf.B21:perf.B21 perf.B22:perf.B3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3043in" svg:height="3.5469in" svg:x="6.5201in" svg:y="3.6268in">
            <draw:object draw:notify-on-update-of-ranges="perf.A3:perf.A17 perf.C2:perf.C2 perf.C3:perf.C17 perf.C21:perf.C21 perf.C22:perf.C3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3"/>
        <table:table-column table:style-name="co1" table:default-cell-style-name="ce6"/>
        <table:table-column table:style-name="co1" table:default-cell-style-name="ce15"/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table:style-name="ce8" office:value-type="string" calcext:value-type="string" table:number-columns-spanned="3" table:number-rows-spanned="1">
            <text:p>Dynamic schedule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.679" calcext:value-type="float">
            <text:p>643.679</text:p>
          </table:table-cell>
          <table:table-cell table:formula="of:=[.B3]/[.B3]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41.658" calcext:value-type="float">
            <text:p>341.658</text:p>
          </table:table-cell>
          <table:table-cell table:formula="of:=[.B3]/[.B4]" office:value-type="percentage" office:value="1.88398632550679" calcext:value-type="percentage">
            <text:p>188.40%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31.36" calcext:value-type="float">
            <text:p>231.36</text:p>
          </table:table-cell>
          <table:table-cell table:formula="of:=[.B3]/[.B5]" office:value-type="percentage" office:value="2.78215335408022" calcext:value-type="percentage">
            <text:p>278.22%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79.612" calcext:value-type="float">
            <text:p>179.612</text:p>
          </table:table-cell>
          <table:table-cell table:formula="of:=[.B3]/[.B6]" office:value-type="percentage" office:value="3.58371935060018" calcext:value-type="percentage">
            <text:p>358.37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60+36.24" office:value-type="float" office:value="156.24" calcext:value-type="float">
            <text:p>156.24</text:p>
          </table:table-cell>
          <table:table-cell table:formula="of:=[.B3]/[.B7]" office:value-type="percentage" office:value="4.11980926779314" calcext:value-type="percentage">
            <text:p>411.98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60+28.536" office:value-type="float" office:value="148.536" calcext:value-type="float">
            <text:p>148.536</text:p>
          </table:table-cell>
          <table:table-cell table:formula="of:=[.B3]/[.B8]" office:value-type="percentage" office:value="4.33348817795013" calcext:value-type="percentage">
            <text:p>433.35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2*60+3.168" office:value-type="float" office:value="123.168" calcext:value-type="float">
            <text:p>123.168</text:p>
          </table:table-cell>
          <table:table-cell table:formula="of:=[.B3]/[.B9]" office:value-type="percentage" office:value="5.22602461678358" calcext:value-type="percentage">
            <text:p>522.60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60+50.836" office:value-type="float" office:value="110.836" calcext:value-type="float">
            <text:p>110.836</text:p>
          </table:table-cell>
          <table:table-cell table:formula="of:=[.B3]/[.B10]" office:value-type="percentage" office:value="5.80749034609694" calcext:value-type="percentage">
            <text:p>580.75%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60+44.752" office:value-type="float" office:value="104.752" calcext:value-type="float">
            <text:p>104.752</text:p>
          </table:table-cell>
          <table:table-cell table:formula="of:=[.B3]/[.B11]" office:value-type="percentage" office:value="6.14478959828929" calcext:value-type="percentage">
            <text:p>614.48%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60+39.46" office:value-type="float" office:value="99.46" calcext:value-type="float">
            <text:p>99.46</text:p>
          </table:table-cell>
          <table:table-cell table:formula="of:=[.B3]/[.B12]" office:value-type="percentage" office:value="6.47173738186205" calcext:value-type="percentage">
            <text:p>647.17%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60+35.191" office:value-type="float" office:value="95.191" calcext:value-type="float">
            <text:p>95.191</text:p>
          </table:table-cell>
          <table:table-cell table:formula="of:=[.B3]/[.B13]" office:value-type="percentage" office:value="6.76197329579477" calcext:value-type="percentage">
            <text:p>676.20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60+31.863" office:value-type="float" office:value="91.863" calcext:value-type="float">
            <text:p>91.863</text:p>
          </table:table-cell>
          <table:table-cell table:formula="of:=[.B3]/[.B14]" office:value-type="percentage" office:value="7.00694512480542" calcext:value-type="percentage">
            <text:p>700.69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60+28.81" office:value-type="float" office:value="88.81" calcext:value-type="float">
            <text:p>88.81</text:p>
          </table:table-cell>
          <table:table-cell table:formula="of:=[.B3]/[.B15]" office:value-type="percentage" office:value="7.24782119130729" calcext:value-type="percentage">
            <text:p>724.78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60+25.757" office:value-type="float" office:value="85.757" calcext:value-type="float">
            <text:p>85.757</text:p>
          </table:table-cell>
          <table:table-cell table:formula="of:=[.B3]/[.B16]" office:value-type="percentage" office:value="7.5058479191203" calcext:value-type="percentage">
            <text:p>750.58%</text:p>
          </table:table-cell>
          <table:table-cell table:number-columns-repeated="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table:formula="of:=60+23.264" office:value-type="float" office:value="83.264" calcext:value-type="float">
            <text:p>83.264</text:p>
          </table:table-cell>
          <table:table-cell table:style-name="ce16" table:formula="of:=[.B3]/[.B17]" office:value-type="percentage" office:value="7.7305798424289" calcext:value-type="percentage">
            <text:p>773.06%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3"/>
          <table:table-cell table:number-columns-repeated="3"/>
        </table:table-row>
        <table:table-row table:style-name="ro1">
          <table:table-cell table:style-name="ce8" office:value-type="string" calcext:value-type="string" table:number-columns-spanned="3" table:number-rows-spanned="1">
            <text:p>Dynamic schedule w/ multi input</text:p>
          </table:table-cell>
          <table:covered-table-cell table:number-columns-repeated="2"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5" office:value-type="string" calcext:value-type="string">
            <text:p>Time (s)</text:p>
          </table:table-cell>
          <table:table-cell table:style-name="ce5" office:value-type="string" calcext:value-type="string">
            <text:p>Speedup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43.679" calcext:value-type="float">
            <text:p>643.679</text:p>
          </table:table-cell>
          <table:table-cell table:formula="of:=[.B22]/[.B22]" office:value-type="percentage" office:value="1" calcext:value-type="percentage">
            <text:p>100.00%</text:p>
          </table:table-cell>
          <table:table-cell table:number-columns-repeated="3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5*60+27.876" office:value-type="float" office:value="327.876" calcext:value-type="float">
            <text:p>327.876</text:p>
          </table:table-cell>
          <table:table-cell table:formula="of:=[.B22]/[.B23]" office:value-type="percentage" office:value="1.96317815271627" calcext:value-type="percentage">
            <text:p>196.32%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*60+42.553" office:value-type="float" office:value="222.553" calcext:value-type="float">
            <text:p>222.553</text:p>
          </table:table-cell>
          <table:table-cell table:formula="of:=[.B22]/[.B24]" office:value-type="percentage" office:value="2.89225038530148" calcext:value-type="percentage">
            <text:p>289.23%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2*60+54.565" office:value-type="float" office:value="174.565" calcext:value-type="float">
            <text:p>174.565</text:p>
          </table:table-cell>
          <table:table-cell table:formula="of:=[.B22]/[.B25]" office:value-type="percentage" office:value="3.68733136653968" calcext:value-type="percentage">
            <text:p>368.73%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2*60+27.494" office:value-type="float" office:value="147.494" calcext:value-type="float">
            <text:p>147.494</text:p>
          </table:table-cell>
          <table:table-cell table:formula="of:=[.B22]/[.B26]" office:value-type="percentage" office:value="4.36410294656054" calcext:value-type="percentage">
            <text:p>436.41%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2*60+8.692" office:value-type="float" office:value="128.692" calcext:value-type="float">
            <text:p>128.692</text:p>
          </table:table-cell>
          <table:table-cell table:formula="of:=[.B22]/[.B27]" office:value-type="percentage" office:value="5.00170173748174" calcext:value-type="percentage">
            <text:p>500.17%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60*1+56.312" office:value-type="float" office:value="116.312" calcext:value-type="float">
            <text:p>116.312</text:p>
          </table:table-cell>
          <table:table-cell table:formula="of:=[.B22]/[.B28]" office:value-type="percentage" office:value="5.5340721507669" calcext:value-type="percentage">
            <text:p>553.41%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1*60+48.78" office:value-type="float" office:value="108.78" calcext:value-type="float">
            <text:p>108.78</text:p>
          </table:table-cell>
          <table:table-cell table:formula="of:=[.B22]/[.B29]" office:value-type="percentage" office:value="5.91725501011215" calcext:value-type="percentage">
            <text:p>591.73%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1*60+43.465" office:value-type="float" office:value="103.465" calcext:value-type="float">
            <text:p>103.465</text:p>
          </table:table-cell>
          <table:table-cell table:formula="of:=[.B22]/[.B30]" office:value-type="percentage" office:value="6.22122456869473" calcext:value-type="percentage">
            <text:p>622.12%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1*60+38.208" office:value-type="float" office:value="98.208" calcext:value-type="float">
            <text:p>98.208</text:p>
          </table:table-cell>
          <table:table-cell table:formula="of:=[.B22]/[.B31]" office:value-type="percentage" office:value="6.55424201694363" calcext:value-type="percentage">
            <text:p>655.42%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1*60+33.951" office:value-type="float" office:value="93.951" calcext:value-type="float">
            <text:p>93.951</text:p>
          </table:table-cell>
          <table:table-cell table:formula="of:=[.B22]/[.B32]" office:value-type="percentage" office:value="6.85122031697374" calcext:value-type="percentage">
            <text:p>685.12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1*60+30.247" office:value-type="float" office:value="90.247" calcext:value-type="float">
            <text:p>90.247</text:p>
          </table:table-cell>
          <table:table-cell table:formula="of:=[.B22]/[.B33]" office:value-type="percentage" office:value="7.132414373885" calcext:value-type="percentage">
            <text:p>713.24%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1*60+26.608" office:value-type="float" office:value="86.608" calcext:value-type="float">
            <text:p>86.608</text:p>
          </table:table-cell>
          <table:table-cell table:formula="of:=[.B22]/[.B34]" office:value-type="percentage" office:value="7.43209634213929" calcext:value-type="percentage">
            <text:p>743.21%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1*60+23.766" office:value-type="float" office:value="83.766" calcext:value-type="float">
            <text:p>83.766</text:p>
          </table:table-cell>
          <table:table-cell table:formula="of:=[.B22]/[.B35]" office:value-type="percentage" office:value="7.68425136690304" calcext:value-type="percentage">
            <text:p>768.43%</text:p>
          </table:table-cell>
          <table:table-cell table:number-columns-repeated="3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7" table:formula="of:=1*60+21.194" office:value-type="float" office:value="81.194" calcext:value-type="float">
            <text:p>81.194</text:p>
          </table:table-cell>
          <table:table-cell table:style-name="ce16" table:formula="of:=[.B22]/[.B36]" office:value-type="percentage" office:value="7.92766706899525" calcext:value-type="percentage">
            <text:p>792.77%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irmala UI" svg:font-family="'Nirmala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Nirmala U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Nirmala UI" style:font-family-complex="'Nirmala U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0">00/00/0000</text:date>, <text:time style:data-style-name="N2" text:time-value="12:18:25.17019516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8T19:05:49.701007628</meta:creation-date>
    <dc:date>2023-12-10T12:57:14.284492468</dc:date>
    <meta:editing-duration>PT3H30M2S</meta:editing-duration>
    <meta:editing-cycles>12</meta:editing-cycles>
    <meta:generator>LibreOffice/7.6.4.1$Linux_X86_64 LibreOffice_project/e19e193f88cd6c0525a17fb7a176ed8e6a3e2aa1</meta:generator>
    <meta:document-statistic meta:table-count="2" meta:cell-count="98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867cm" svg:height="8.717cm" xlink:href=".." xlink:type="simple" chart:class="chart:line" chart:style-name="ch1">
        <chart:plot-area chart:style-name="ch2" table:cell-range-address="perf.B2:perf.B17 perf.B21:perf.B36" chart:data-source-has-labels="row" svg:x="1.328cm" svg:y="0.174cm" svg:width="14.222cm" svg:height="7.388cm">
          <chart:coordinate-region svg:x="2.135cm" svg:y="0.374cm" svg:width="13.228cm" svg:height="6.541cm"/>
          <chart:axis chart:dimension="x" chart:name="primary-x" chart:style-name="ch3">
            <chart:title svg:x="7.786cm" svg:y="7.736cm" chart:style-name="ch4">
              <text:p>Threads</text:p>
            </chart:title>
          </chart:axis>
          <chart:axis chart:dimension="y" chart:name="primary-y" chart:style-name="ch3">
            <chart:title svg:x="0.451cm" svg:y="4.282cm" chart:style-name="ch5">
              <text:p>Time</text:p>
            </chart:title>
            <chart:grid chart:style-name="ch6" chart:class="major"/>
          </chart:axis>
          <chart:series chart:style-name="ch7" chart:values-cell-range-address="perf.B3:perf.B17" chart:label-cell-address="perf.B2:perf.B2" chart:class="chart:line">
            <chart:data-point chart:repeated="15"/>
          </chart:series>
          <chart:series chart:style-name="ch8" chart:values-cell-range-address="perf.B22:perf.B36" chart:label-cell-address="perf.B21:perf.B21" chart:class="chart:line">
            <chart:data-point chart:repeated="1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(s)</text:p>
                <draw:g>
                  <svg:desc>perf.B2:perf.B2</svg:desc>
                </draw:g>
              </table:table-cell>
              <table:table-cell office:value-type="string">
                <text:p>Time (s)</text:p>
                <draw:g>
                  <svg:desc>perf.B21:perf.B2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43.679">
                <text:p>643.679</text:p>
                <draw:g>
                  <svg:desc>perf.B3:perf.B17</svg:desc>
                </draw:g>
              </table:table-cell>
              <table:table-cell office:value-type="float" office:value="643.679">
                <text:p>643.679</text:p>
                <draw:g>
                  <svg:desc>perf.B22:perf.B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1.658">
                <text:p>341.658</text:p>
              </table:table-cell>
              <table:table-cell office:value-type="float" office:value="327.876">
                <text:p>327.87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31.36">
                <text:p>231.36</text:p>
              </table:table-cell>
              <table:table-cell office:value-type="float" office:value="222.553">
                <text:p>222.5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9.612">
                <text:p>179.612</text:p>
              </table:table-cell>
              <table:table-cell office:value-type="float" office:value="174.565">
                <text:p>174.56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6.24">
                <text:p>156.24</text:p>
              </table:table-cell>
              <table:table-cell office:value-type="float" office:value="147.494">
                <text:p>147.4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8.536">
                <text:p>148.536</text:p>
              </table:table-cell>
              <table:table-cell office:value-type="float" office:value="128.692">
                <text:p>128.69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3.168">
                <text:p>123.168</text:p>
              </table:table-cell>
              <table:table-cell office:value-type="float" office:value="116.312">
                <text:p>116.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0.836">
                <text:p>110.836</text:p>
              </table:table-cell>
              <table:table-cell office:value-type="float" office:value="108.78">
                <text:p>108.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4.752">
                <text:p>104.752</text:p>
              </table:table-cell>
              <table:table-cell office:value-type="float" office:value="103.465">
                <text:p>103.4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9.46">
                <text:p>99.46</text:p>
              </table:table-cell>
              <table:table-cell office:value-type="float" office:value="98.208">
                <text:p>98.20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.191">
                <text:p>95.191</text:p>
              </table:table-cell>
              <table:table-cell office:value-type="float" office:value="93.951">
                <text:p>93.9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1.863">
                <text:p>91.863</text:p>
              </table:table-cell>
              <table:table-cell office:value-type="float" office:value="90.247">
                <text:p>90.24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8.81">
                <text:p>88.81</text:p>
              </table:table-cell>
              <table:table-cell office:value-type="float" office:value="86.608">
                <text:p>86.6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757">
                <text:p>85.757</text:p>
              </table:table-cell>
              <table:table-cell office:value-type="float" office:value="83.766">
                <text:p>83.76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3.264">
                <text:p>83.264</text:p>
              </table:table-cell>
              <table:table-cell office:value-type="float" office:value="81.194">
                <text:p>81.1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a6099" draw:fill-color="#2a6099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4cm" svg:height="9.01cm" xlink:href=".." xlink:type="simple" chart:class="chart:line" chart:style-name="ch1">
        <chart:plot-area chart:style-name="ch2" table:cell-range-address="perf.A3:perf.A17 perf.C2:perf.C17 perf.C21:perf.C36" chart:data-source-has-labels="both" svg:x="1.331cm" svg:y="0.18cm" svg:width="14.363cm" svg:height="7.669cm">
          <chart:coordinate-region svg:x="2.931cm" svg:y="0.379cm" svg:width="12.576cm" svg:height="6.823cm"/>
          <chart:axis chart:dimension="x" chart:name="primary-x" chart:style-name="ch3" chartooo:axis-type="auto">
            <chartooo:date-scale/>
            <chart:title svg:x="7.859cm" svg:y="8.029cm" chart:style-name="ch4">
              <text:p>Threads</text:p>
            </chart:title>
            <chart:categories table:cell-range-address="perf.A3:perf.A17"/>
          </chart:axis>
          <chart:axis chart:dimension="y" chart:name="primary-y" chart:style-name="ch5">
            <chart:title svg:x="0.451cm" svg:y="5.024cm" chart:style-name="ch6">
              <text:p>Speedup (%)</text:p>
            </chart:title>
            <chart:grid chart:style-name="ch7" chart:class="major"/>
          </chart:axis>
          <chart:series chart:style-name="ch8" chart:values-cell-range-address="perf.C3:perf.C17" chart:label-cell-address="perf.C2:perf.C2" chart:class="chart:line">
            <chart:data-point chart:repeated="15"/>
          </chart:series>
          <chart:series chart:style-name="ch9" chart:values-cell-range-address="perf.C22:perf.C36" chart:label-cell-address="perf.C21:perf.C21" chart:class="chart:line">
            <chart:data-point chart:repeated="1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eedup</text:p>
                <draw:g>
                  <svg:desc>perf.C2:perf.C2</svg:desc>
                </draw:g>
              </table:table-cell>
              <table:table-cell office:value-type="string">
                <text:p>Speedup</text:p>
                <draw:g>
                  <svg:desc>perf.C21:perf.C2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perf.A3:perf.A17</svg:desc>
                </draw:g>
              </table:table-cell>
              <table:table-cell office:value-type="float" office:value="1">
                <text:p>1</text:p>
                <draw:g>
                  <svg:desc>perf.C3:perf.C17</svg:desc>
                </draw:g>
              </table:table-cell>
              <table:table-cell office:value-type="float" office:value="1">
                <text:p>1</text:p>
                <draw:g>
                  <svg:desc>perf.C22:perf.C36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8398632550679">
                <text:p>1.88398632550679</text:p>
              </table:table-cell>
              <table:table-cell office:value-type="float" office:value="1.96317815271627">
                <text:p>1.9631781527162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.78215335408022">
                <text:p>2.78215335408022</text:p>
              </table:table-cell>
              <table:table-cell office:value-type="float" office:value="2.89225038530148">
                <text:p>2.892250385301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3.58371935060018">
                <text:p>3.58371935060018</text:p>
              </table:table-cell>
              <table:table-cell office:value-type="float" office:value="3.68733136653968">
                <text:p>3.68733136653968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4.11980926779314">
                <text:p>4.11980926779314</text:p>
              </table:table-cell>
              <table:table-cell office:value-type="float" office:value="4.36410294656054">
                <text:p>4.3641029465605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4.33348817795013">
                <text:p>4.33348817795013</text:p>
              </table:table-cell>
              <table:table-cell office:value-type="float" office:value="5.00170173748174">
                <text:p>5.00170173748174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5.22602461678358">
                <text:p>5.22602461678358</text:p>
              </table:table-cell>
              <table:table-cell office:value-type="float" office:value="5.5340721507669">
                <text:p>5.53407215076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5.80749034609694">
                <text:p>5.80749034609694</text:p>
              </table:table-cell>
              <table:table-cell office:value-type="float" office:value="5.91725501011215">
                <text:p>5.917255010112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6.14478959828929">
                <text:p>6.14478959828929</text:p>
              </table:table-cell>
              <table:table-cell office:value-type="float" office:value="6.22122456869473">
                <text:p>6.2212245686947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6.47173738186205">
                <text:p>6.47173738186205</text:p>
              </table:table-cell>
              <table:table-cell office:value-type="float" office:value="6.55424201694363">
                <text:p>6.5542420169436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6.76197329579477">
                <text:p>6.76197329579477</text:p>
              </table:table-cell>
              <table:table-cell office:value-type="float" office:value="6.85122031697374">
                <text:p>6.85122031697374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7.00694512480542">
                <text:p>7.00694512480542</text:p>
              </table:table-cell>
              <table:table-cell office:value-type="float" office:value="7.132414373885">
                <text:p>7.132414373885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7.24782119130729">
                <text:p>7.24782119130729</text:p>
              </table:table-cell>
              <table:table-cell office:value-type="float" office:value="7.43209634213929">
                <text:p>7.43209634213929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7.5058479191203">
                <text:p>7.5058479191203</text:p>
              </table:table-cell>
              <table:table-cell office:value-type="float" office:value="7.68425136690304">
                <text:p>7.6842513669030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7.7305798424289">
                <text:p>7.7305798424289</text:p>
              </table:table-cell>
              <table:table-cell office:value-type="float" office:value="7.92766706899525">
                <text:p>7.9276670689952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4.1$Linux_X86_64 LibreOffice_project/e19e193f88cd6c0525a17fb7a176ed8e6a3e2aa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